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h text:style-name="Heading_20_1" text:outline-level="1"><text:bookmark-start text:name="lixun-office-sample"/>Lixun Office Sample<text:bookmark-end text:name="lixun-office-sample"/></text:h>
      <text:p text:style-name="First_20_paragraph">This is a multi-page office sample used by preview QA.</text:p>
      <text:p text:style-name="Text_20_body">The phrase NEEDLE-A occurs in the first paragraph.</text:p>
      <text:p text:style-name="Text_20_body">Second page content. The phrase NEEDLE-B spans this page.</text:p>
      <text:p text:style-name="Text_20_body">Third page with a small table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key</text:p>
            </table:table-cell>
            <table:table-cell table:style-name="TableHeaderRowCell" office:value-type="string">
              <text:p text:style-name="Table_20_Heading">value</text:p>
            </table:table-cell>
          </table:table-row>
        </table:table-header-rows>
        <table:table-row>
          <table:table-cell table:style-name="TableRowCell" office:value-type="string">
            <text:p text:style-name="Table_20_Contents">a</text:p>
          </table:table-cell>
          <table:table-cell table:style-name="TableRowCell" office:value-type="string">
            <text:p text:style-name="Table_20_Contents">1</text:p>
          </table:table-cell>
        </table:table-row>
        <table:table-row>
          <table:table-cell table:style-name="TableRowCell" office:value-type="string">
            <text:p text:style-name="Table_20_Contents">b</text:p>
          </table:table-cell>
          <table:table-cell table:style-name="TableRowCell" office:value-type="string">
            <text:p text:style-name="Table_20_Contents">2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</meta:generator>
    <dc:title/>
    <dc:description/>
    <dc:subject/>
    <meta:keyword/>
    <meta:initial-creator/>
    <dc:creator/>
    <meta:creation-date>2026-05-06T06:41:13Z</meta:creation-date>
    <dc:date>2026-05-06T06:41:13Z</dc:date>
  </office:meta>
</office:document-meta>
</file>